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1">
      <style:text-properties officeooo:rsid="001c0739" officeooo:paragraph-rsid="001c0739"/>
    </style:style>
    <style:style style:name="P2" style:family="paragraph" style:parent-style-name="Subtitle">
      <style:text-properties officeooo:rsid="001c0739" officeooo:paragraph-rsid="001c0739"/>
    </style:style>
    <style:style style:name="P3" style:family="paragraph" style:parent-style-name="Text_20_body">
      <style:text-properties officeooo:rsid="001c0739" officeooo:paragraph-rsid="001c0739"/>
    </style:style>
    <style:style style:name="P4" style:family="paragraph" style:parent-style-name="Text_20_body">
      <style:text-properties officeooo:paragraph-rsid="001c0739"/>
    </style:style>
    <style:style style:name="P5" style:family="paragraph" style:parent-style-name="Text_20_body">
      <style:text-properties officeooo:paragraph-rsid="001dbbad"/>
    </style:style>
    <style:style style:name="P6" style:family="paragraph" style:parent-style-name="Title">
      <style:text-properties officeooo:rsid="001c0739" officeooo:paragraph-rsid="001c073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1c0739"/>
    </style:style>
    <style:style style:name="T2" style:family="text">
      <style:text-properties fo:font-weight="bold" officeooo:rsid="001c0739" style:font-weight-asian="bold" style:font-weight-complex="bold"/>
    </style:style>
    <style:style style:name="T3" style:family="text">
      <style:text-properties fo:font-weight="bold" officeooo:rsid="001dbbad" style:font-weight-asian="bold" style:font-weight-complex="bold"/>
    </style:style>
    <style:style style:name="T4" style:family="text">
      <style:text-properties fo:font-weight="normal" officeooo:rsid="001c0739" style:font-weight-asian="normal" style:font-weight-complex="normal"/>
    </style:style>
    <style:style style:name="T5" style:family="text">
      <style:text-properties fo:font-weight="normal" officeooo:rsid="001dbbad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fo:padding="0.0193in" fo:border="none" draw:ole-draw-aspect="1"/>
    </style:style>
    <style:style style:name="gr1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6598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Text Frame 1" draw:style-name="gr2" draw:text-style-name="P8" svg:width="2.0835in" svg:height="0.6598in" svg:x="5.4346in" svg:y="-0.6862in"><draw:text-box><text:p text:style-name="P7"><text:span text:style-name="T6">Mikołaj Pawłoś 258681</text:span></text:p><text:p text:style-name="P7"><text:span text:style-name="T6">Kacper Romek <text:s/>251619</text:span></text:p></draw:text-box></draw:frame><draw:frame text:anchor-type="paragraph" draw:z-index="1" draw:name="Text Frame 2" draw:style-name="gr1" draw:text-style-name="P8" svg:width="2.0835in" svg:height="0.6598in" svg:x="-0.6484in" svg:y="-0.7in"><draw:text-box><text:p text:style-name="P7"><text:span text:style-name="T6">Grupa nr:</text:span></text:p><text:p text:style-name="P7"><text:span text:style-name="T6">Poniedziałki 16:00</text:span></text:p></draw:text-box></draw:frame><text:s/>Metody Numeryczne</text:p>
      <text:p text:style-name="P2">Zad 1. Metody Bisekcji, Siecznych (02B)</text:p>
      <text:p text:style-name="P3"/>
      <text:h text:style-name="P1" text:outline-level="1">1. Wstęp</text:h>
      <text:p text:style-name="P5"><text:span text:style-name="T1">Zadanie zostało wykonane przy użyciu języka </text:span><text:span text:style-name="T2">Python3</text:span><text:span text:style-name="T4">, </text:span><text:span text:style-name="T5">do sporządzenia wykresów użyliśmy biblioteki </text:span><text:span text:style-name="T3">matplotlib</text:span><text:span text:style-name="T5">, biblioteka </text:span><text:span text:style-name="T3">numPy</text:span><text:span text:style-name="T5"> została wykorzystana do efektywnego obliczania funkcji sin, cos, exp(), przekazywania wartosci do funkcji rysujących wykresy. Nasze wbudowane funkcje nieliniowe to:</text:span></text:p>
      <text:p text:style-name="P5"><text:span text:style-name="T5"><draw:frame draw:style-name="fr1" draw:name="Object1" text:anchor-type="as-char" svg:y="-0.1917in" svg:width="1.3965in" svg:height="0.2583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5"><draw:frame draw:style-name="fr1" draw:name="Object2" text:anchor-type="as-char" svg:y="-0.1717in" svg:width="1.1008in" svg:height="0.23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5"><text:span text:style-name="T5"><draw:frame draw:style-name="fr1" draw:name="Object3" text:anchor-type="as-char" svg:y="-0.2634in" svg:width="0.7398in" svg:height="0.4319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><text:span text:style-name="T5"><draw:frame draw:style-name="fr1" draw:name="Object4" text:anchor-type="as-char" svg:y="-0.1917in" svg:width="1.1673in" svg:height="0.258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h text:style-name="P1" text:outline-level="1">2. Wyniki</text:h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1:38:58.993195464</meta:creation-date>
    <dc:date>2025-03-09T12:40:22.796957672</dc:date>
    <meta:editing-duration>PT1H1M23S</meta:editing-duration>
    <meta:editing-cycles>2</meta:editing-cycles>
    <meta:generator>LibreOffice/7.4.7.2$Linux_X86_64 LibreOffice_project/40$Build-2</meta:generator>
    <meta:document-statistic meta:table-count="0" meta:image-count="0" meta:object-count="4" meta:page-count="1" meta:paragraph-count="9" meta:word-count="47" meta:character-count="366" meta:non-whitespace-character-count="322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n>1</mn>
        </mrow>
        <mo fence="true" form="postfix" stretchy="false">)</mo>
      </mrow>
      <mspace width="2em"/>
      <mrow>
        <msup>
          <mi>x</mi>
          <mn>3</mn>
        </msup>
        <mo stretchy="false">−</mo>
        <mn>2</mn>
      </mrow>
      <mrow>
        <msup>
          <mi>x</mi>
          <mn>2</mn>
        </msup>
        <mo stretchy="false">+</mo>
        <mn>3</mn>
      </mrow>
      <mrow>
        <mi>x</mi>
        <mo stretchy="false">−</mo>
        <mn>1</mn>
      </mrow>
    </mrow>
    <annotation encoding="StarMath 5.0">(1)~x^3 - 2 x^2 + 3 x - 1 
</annotation>
  </semantics>
</math>
</file>

<file path=Object 2/content.xml><?xml version="1.0" encoding="utf-8"?>
<math xmlns="http://www.w3.org/1998/Math/MathML" display="block">
  <semantics>
    <mrow>
      <mrow>
        <mo fence="true" form="prefix" stretchy="false">(</mo>
        <mrow>
          <mn>2</mn>
        </mrow>
        <mo fence="true" form="postfix" stretchy="false">)</mo>
      </mrow>
      <mspace width="2em"/>
      <mi>sin</mi>
      <mrow>
        <mi>x</mi>
        <mo stretchy="false">+</mo>
        <mi>cos</mi>
      </mrow>
      <mi>x</mi>
    </mrow>
    <annotation encoding="StarMath 5.0">(2)~sin{x} + cos{x}
</annotation>
  </semantics>
</math>
</file>

<file path=Object 3/content.xml><?xml version="1.0" encoding="utf-8"?>
<math xmlns="http://www.w3.org/1998/Math/MathML" display="block">
  <semantics>
    <mrow>
      <mrow>
        <mo fence="true" form="prefix" stretchy="false">(</mo>
        <mrow>
          <mn>3</mn>
        </mrow>
        <mo fence="true" form="postfix" stretchy="false">)</mo>
      </mrow>
      <mspace width="2em"/>
      <mrow>
        <msup>
          <mn>2</mn>
          <mi>x</mi>
        </msup>
        <mo stretchy="false">−</mo>
        <mfrac>
          <mn>1</mn>
          <mi>e</mi>
        </mfrac>
      </mrow>
    </mrow>
    <annotation encoding="StarMath 5.0">(3)~2^x - {1} over {e} 
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n>4</mn>
        </mrow>
        <mo fence="true" form="postfix" stretchy="false">)</mo>
      </mrow>
      <mspace width="2em"/>
      <msup>
        <mi>e</mi>
        <mi>x</mi>
      </msup>
      <mi>sin</mi>
      <mrow>
        <mrow>
          <mn>2</mn>
          <mi>x</mi>
        </mrow>
        <mo stretchy="false">+</mo>
        <msup>
          <mi>e</mi>
          <mi>x</mi>
        </msup>
      </mrow>
    </mrow>
    <annotation encoding="StarMath 5.0">(4)~e^x sin{2x} + e^x
</annotation>
  </semantics>
</math>
</file>